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urier New" fo:font-size="14pt" officeooo:rsid="0009f70e" officeooo:paragraph-rsid="0009f70e" style:font-size-asian="14pt" style:font-size-complex="14pt"/>
    </style:style>
    <style:style style:name="P2" style:family="paragraph" style:parent-style-name="Standard">
      <style:paragraph-properties fo:line-height="150%"/>
      <style:text-properties style:font-name="Courier New" fo:font-size="14pt" style:font-size-asian="14pt" style:font-size-complex="14pt"/>
    </style:style>
    <style:style style:name="P3" style:family="paragraph" style:parent-style-name="Standard">
      <style:paragraph-properties fo:line-height="150%" fo:text-align="center" style:justify-single-word="false"/>
      <style:text-properties style:font-name="Courier New" fo:font-size="14pt" officeooo:rsid="000af821" officeooo:paragraph-rsid="000af821" style:font-size-asian="14pt" style:font-size-complex="14pt"/>
    </style:style>
    <style:style style:name="P4" style:family="paragraph" style:parent-style-name="Standard">
      <style:paragraph-properties fo:line-height="150%" fo:text-align="center" style:justify-single-word="false"/>
      <style:text-properties style:font-name="Courier New" fo:font-size="16pt" officeooo:rsid="0009f70e" officeooo:paragraph-rsid="0009f70e" style:font-size-asian="16pt" style:font-size-complex="16pt"/>
    </style:style>
    <style:style style:name="P5" style:family="paragraph" style:parent-style-name="Standard">
      <style:paragraph-properties fo:line-height="150%" fo:text-align="center" style:justify-single-word="false" fo:break-before="page"/>
      <style:text-properties style:font-name="Courier New" fo:font-size="14pt" officeooo:rsid="0009f70e" officeooo:paragraph-rsid="000c12f0" style:font-size-asian="14pt" style:font-size-complex="14pt"/>
    </style:style>
    <style:style style:name="P6" style:family="paragraph" style:parent-style-name="Standard">
      <style:paragraph-properties fo:line-height="150%" fo:text-align="start" style:justify-single-word="false" fo:break-before="page"/>
      <style:text-properties style:font-name="Courier New" fo:font-size="13pt" officeooo:rsid="000c12f0" officeooo:paragraph-rsid="000c12f0" style:font-size-asian="13pt" style:font-size-complex="13pt"/>
    </style:style>
    <style:style style:name="P7" style:family="paragraph" style:parent-style-name="Standard">
      <style:paragraph-properties fo:line-height="150%" fo:text-align="start" style:justify-single-word="false"/>
      <style:text-properties style:font-name="Courier New" fo:font-size="13pt" officeooo:rsid="000c12f0" officeooo:paragraph-rsid="000c12f0" style:font-size-asian="13pt" style:font-size-complex="13pt"/>
    </style:style>
    <style:style style:name="P8" style:family="paragraph" style:parent-style-name="Standard">
      <style:paragraph-properties fo:line-height="150%" fo:text-align="start" style:justify-single-word="false"/>
      <style:text-properties style:font-name="Courier New" fo:font-size="13pt" officeooo:rsid="000d3da9" officeooo:paragraph-rsid="000d3da9" style:font-size-asian="13pt" style:font-size-complex="13pt"/>
    </style:style>
    <style:style style:name="P9" style:family="paragraph" style:parent-style-name="Standard" style:master-page-name="">
      <style:paragraph-properties fo:margin-left="0in" fo:margin-right="0in" fo:line-height="150%" fo:text-align="start" style:justify-single-word="false" fo:text-indent="0in" style:auto-text-indent="false" style:page-number="auto"/>
      <style:text-properties style:font-name="Courier New" fo:font-size="13pt" officeooo:rsid="000c12f0" officeooo:paragraph-rsid="000c12f0" style:font-size-asian="13pt" style:font-size-complex="13pt"/>
    </style:style>
    <style:style style:name="P10"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c12f0" officeooo:paragraph-rsid="000c12f0" style:font-size-asian="13pt" style:font-size-complex="13pt"/>
    </style:style>
    <style:style style:name="P11"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d3da9" officeooo:paragraph-rsid="000d3da9" style:font-size-asian="13pt" style:font-size-complex="13pt"/>
    </style:style>
    <style:style style:name="P12"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d3da9" officeooo:paragraph-rsid="0010d4c4" style:font-size-asian="13pt" style:font-size-complex="13pt"/>
    </style:style>
    <style:style style:name="P13"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d3da9" officeooo:paragraph-rsid="00114e13" style:font-size-asian="13pt" style:font-size-complex="13pt"/>
    </style:style>
    <style:style style:name="P14"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d3da9" officeooo:paragraph-rsid="0014ac86" style:font-size-asian="13pt" style:font-size-complex="13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0d3da9" officeooo:paragraph-rsid="000d3da9" style:font-size-asian="13pt" style:font-size-complex="13pt"/>
    </style:style>
    <style:style style:name="P16"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0ec118" officeooo:paragraph-rsid="000ec118" style:font-size-asian="13pt" style:font-size-complex="13pt"/>
    </style:style>
    <style:style style:name="P17"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0ec118" officeooo:paragraph-rsid="000ec118" style:font-size-asian="13pt" style:font-size-complex="13pt"/>
    </style:style>
    <style:style style:name="P18"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0d4c4" officeooo:paragraph-rsid="0010d4c4" style:font-size-asian="13pt" style:font-size-complex="13pt"/>
    </style:style>
    <style:style style:name="P19"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0d4c4" officeooo:paragraph-rsid="0010d4c4" style:font-size-asian="13pt" style:font-size-complex="13pt"/>
    </style:style>
    <style:style style:name="P20"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14e13" officeooo:paragraph-rsid="00114e13" style:font-size-asian="13pt" style:font-size-complex="13pt"/>
    </style:style>
    <style:style style:name="P21"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14e13" officeooo:paragraph-rsid="00114e13" style:font-size-asian="13pt" style:font-size-complex="13pt"/>
    </style:style>
    <style:style style:name="P22"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4ac86" officeooo:paragraph-rsid="0014ac86" style:font-size-asian="13pt" style:font-size-complex="13pt"/>
    </style:style>
    <style:style style:name="P23"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4ac86" officeooo:paragraph-rsid="00160049" style:font-size-asian="13pt" style:font-size-complex="13pt"/>
    </style:style>
    <style:style style:name="P24"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4ac86" officeooo:paragraph-rsid="00178f87" style:font-size-asian="13pt" style:font-size-complex="13pt"/>
    </style:style>
    <style:style style:name="P25"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4ac86" officeooo:paragraph-rsid="00183f75" style:font-size-asian="13pt" style:font-size-complex="13pt"/>
    </style:style>
    <style:style style:name="P26"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4ac86" officeooo:paragraph-rsid="0014ac86" style:font-size-asian="13pt" style:font-size-complex="13pt"/>
    </style:style>
    <style:style style:name="P27"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60049" officeooo:paragraph-rsid="00160049" style:font-size-asian="13pt" style:font-size-complex="13pt"/>
    </style:style>
    <style:style style:name="P28"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60049" officeooo:paragraph-rsid="00160049" style:font-size-asian="13pt" style:font-size-complex="13pt"/>
    </style:style>
    <style:style style:name="P29" style:family="paragraph" style:parent-style-name="Standard">
      <style:paragraph-properties fo:margin-left="0in" fo:margin-right="0in" fo:line-height="150%" fo:text-align="start" style:justify-single-word="false" fo:text-indent="0in" style:auto-text-indent="false"/>
      <style:text-properties style:font-name="Courier New" fo:font-size="13pt" officeooo:rsid="00178f87" officeooo:paragraph-rsid="00178f87" style:font-size-asian="13pt" style:font-size-complex="13pt"/>
    </style:style>
    <style:style style:name="P30"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78f87" officeooo:paragraph-rsid="00178f87" style:font-size-asian="13pt" style:font-size-complex="13pt"/>
    </style:style>
    <style:style style:name="P31"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78f87" officeooo:paragraph-rsid="00183f75" style:font-size-asian="13pt" style:font-size-complex="13pt"/>
    </style:style>
    <style:style style:name="P32" style:family="paragraph" style:parent-style-name="Standard">
      <style:paragraph-properties fo:margin-left="0in" fo:margin-right="0in" fo:line-height="150%" fo:text-align="center" style:justify-single-word="false" fo:text-indent="0in" style:auto-text-indent="false"/>
      <style:text-properties style:font-name="Courier New" fo:font-size="13pt" officeooo:rsid="00183f75" officeooo:paragraph-rsid="00183f75" style:font-size-asian="13pt" style:font-size-complex="13pt"/>
    </style:style>
    <style:style style:name="T1" style:family="text">
      <style:text-properties officeooo:rsid="000d3da9"/>
    </style:style>
    <style:style style:name="T2" style:family="text">
      <style:text-properties officeooo:rsid="000ec118"/>
    </style:style>
    <style:style style:name="T3" style:family="text">
      <style:text-properties officeooo:rsid="00114e13"/>
    </style:style>
    <style:style style:name="T4" style:family="text">
      <style:text-properties officeooo:rsid="00134ff5"/>
    </style:style>
    <style:style style:name="T5" style:family="text">
      <style:text-properties officeooo:rsid="0014ac86"/>
    </style:style>
    <style:style style:name="T6" style:family="text">
      <style:text-properties officeooo:rsid="00160049"/>
    </style:style>
    <style:style style:name="T7" style:family="text">
      <style:text-properties officeooo:rsid="00178f87"/>
    </style:style>
    <style:style style:name="T8" style:family="text">
      <style:text-properties officeooo:rsid="00183f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4">THE <text:span text:style-name="T4">GAME</text:span></text:p>
      <text:p text:style-name="P1"/>
      <text:p text:style-name="P1"/>
      <text:p text:style-name="P1"/>
      <text:p text:style-name="P1">Written by<text:line-break/></text:p>
      <text:p text:style-name="P1">Atdhe Kurteshi</text:p>
      <text:p text:style-name="P1">Benjamin Ottersbach</text:p>
      <text:p text:style-name="P3">Mariya Popel</text:p>
      <text:p text:style-name="P3"/>
      <text:p text:style-name="P3"/>
      <text:p text:style-name="P6">TITLE UP – Vienna, Austria</text:p>
      <text:p text:style-name="P7"/>
      <text:p text:style-name="P8">INT. THE DOJO - Afternoon</text:p>
      <text:p text:style-name="P7"/>
      <text:p text:style-name="P9">A dungeon like cellar swarming with two dozen young, predominantly male people. The rooms are buzzing with noise from friendly chats, the clacking <text:span text:style-name="T1">of </text:span>controller<text:span text:style-name="T1">s</text:span> and different soundtracks coming from multiple TVs <text:span text:style-name="T1">lined up at the walls</text:span>. </text:p>
      <text:p text:style-name="P10"/>
      <text:p text:style-name="P11">INT. INTERVIEW – Afternoon</text:p>
      <text:p text:style-name="P11"/>
      <text:p text:style-name="P11">A TOURNAMENT ORGANIZER, facing the INTERVIEWER, is sitting in front of a evenly lighted wall.</text:p>
      <text:p text:style-name="P11"/>
      <text:p text:style-name="P15">TOURNAMENT ORGANIZER</text:p>
      <text:p text:style-name="P11"><text:tab/><text:tab/><text:tab/>(in subtitles)</text:p>
      <text:p text:style-name="P11"><text:tab/><text:tab/>---<text:line-break/><text:line-break/>TOURNAMENT ORGANIZER explains that a tournament is happening at a location called THE DOJO.</text:p>
      <text:p text:style-name="P11"/>
      <text:p text:style-name="P11">The PLAYERS are moving their fingers lightning fast.</text:p>
      <text:p text:style-name="P11"/>
      <text:p text:style-name="P11">TOURNAMENT ORGANIZER (CONT'D) quickly explains that it is a tournament for SUPER SMASH BROS MELEE for the NINTENDO GAMECUBE.</text:p>
      <text:p text:style-name="P11"/>
      <text:p text:style-name="P11"><text:soft-page-break/>INT. INTERVIEW – Afternoon</text:p>
      <text:p text:style-name="P11"/>
      <text:p text:style-name="P11">A VETERAN PLAYER introduces himself in a neutral and tells why and when he got into the tournament scene.</text:p>
      <text:p text:style-name="P11"/>
      <text:p text:style-name="P15">VETERAN PLAYER</text:p>
      <text:p text:style-name="P11"><text:tab/><text:tab/><text:tab/><text:tab/>(in subtitles)</text:p>
      <text:p text:style-name="P11"><text:tab/><text:tab/>Hello, my name is ---. </text:p>
      <text:p text:style-name="P11"/>
      <text:p text:style-name="P11">VETERAN PLAYER eventually starts smiling.</text:p>
      <text:p text:style-name="P11"/>
      <text:p text:style-name="P15">VETERAN PLAYER <text:span text:style-name="T2">(CONT'D)</text:span></text:p>
      <text:p text:style-name="P11"><text:tab/><text:tab/><text:tab/><text:tab/>(probably happy)</text:p>
      <text:p text:style-name="P11"><text:tab/><text:tab/>I play SSBM since --- and –--.</text:p>
      <text:p text:style-name="P11"/>
      <text:p text:style-name="P16">Archive footage of VETERAN PLAYERs earliest tournament exper<text:span text:style-name="T4">i</text:span>ence is shown.</text:p>
      <text:p text:style-name="P16"/>
      <text:p text:style-name="P17">VETERAN PLAYER (CONT'D)</text:p>
      <text:p text:style-name="P16"><text:tab/><text:tab/><text:tab/><text:tab/>(V.O.)</text:p>
      <text:p text:style-name="P16"/>
      <text:p text:style-name="P16"><text:tab/><text:tab/>… and ---.</text:p>
      <text:p text:style-name="P16"/>
      <text:p text:style-name="P16">VETERAN PLAYER mentions the technical aspect of <text:span text:style-name="T5">THE</text:span> GAME. </text:p>
      <text:p text:style-name="P16"/>
      <text:p text:style-name="P16"/>
      <text:p text:style-name="P12">INT. INTERVIEW – Afternoon</text:p>
      <text:p text:style-name="P12"/>
      <text:p text:style-name="P18"><text:soft-page-break/>A TECHNICAL PLAYER is briefly shown in the INTERVIEW environment before showing actually GAMEPLAY. He enthusiastically gives a rundown of the most important technical aspects of <text:span text:style-name="T5">THE</text:span> GAME.</text:p>
      <text:p text:style-name="P18"/>
      <text:p text:style-name="P19">TECHNICAL PLAYER (V.O.)</text:p>
      <text:p text:style-name="P18"><text:tab/><text:tab/><text:tab/><text:tab/>(enthusiastically)</text:p>
      <text:p text:style-name="P18"><text:tab/><text:tab/>---</text:p>
      <text:p text:style-name="P18"/>
      <text:p text:style-name="P18">TECHNICAL PLAYER states that while mastering the ADVANCED TECHNIQUES of <text:span text:style-name="T5">THE</text:span> GAME you may be good <text:span text:style-name="T3">even without them.</text:span></text:p>
      <text:p text:style-name="P18"/>
      <text:p text:style-name="P18"/>
      <text:p text:style-name="P13">INT. INTERVIEW – Afternoon</text:p>
      <text:p text:style-name="P13"/>
      <text:p text:style-name="P20">A NEWCOMER PLAYER introduces himself.</text:p>
      <text:p text:style-name="P20"/>
      <text:p text:style-name="P21">NEWCOMER PLAYER</text:p>
      <text:p text:style-name="P20"><text:tab/><text:tab/><text:tab/><text:tab/><text:tab/>(happy)</text:p>
      <text:p text:style-name="P20"><text:tab/><text:tab/>Hello, my name is ---. I have been </text:p>
      <text:p text:style-name="P20"><text:tab/><text:tab/>playing since ---.</text:p>
      <text:p text:style-name="P20"/>
      <text:p text:style-name="P20">The INTERVIEWER asks NEWCOMER PLAYER a question regarding <text:s/>international tournaments which the NEWCOMER PLAYER kindly picks up and rephrases as the INTERVIEWER is not heard.</text:p>
      <text:p text:style-name="P20"/>
      <text:p text:style-name="P21">NEWCOMER PLAYER (CONT'D)</text:p>
      <text:p text:style-name="P20"><text:soft-page-break/><text:tab/><text:tab/><text:tab/><text:tab/>(thoroughly reflecting)</text:p>
      <text:p text:style-name="P20"><text:tab/><text:tab/>My last international tournament was </text:p>
      <text:p text:style-name="P20"><text:tab/><text:tab/>HEIR3 in Nottingham.</text:p>
      <text:p text:style-name="P20"/>
      <text:p text:style-name="P20">As the NEWCOMER PLAYER tells about HEIR3 the international crew battle comes into play. The crew for Austria, mainly consisting of players from Vienna, were the underdogs of the competition, made it to the grand finals against all odds. <text:span text:style-name="T5">The NEWCOMER PLAYER explains what happened while archive footage is shown.</text:span></text:p>
      <text:p text:style-name="P20"/>
      <text:p text:style-name="P21">NEWCOMER PLAYER (V.O.)</text:p>
      <text:p text:style-name="P20"><text:tab/><text:tab/><text:tab/><text:tab/>(<text:span text:style-name="T5">happy</text:span>)</text:p>
      <text:p text:style-name="P20"><text:tab/><text:tab/>---.</text:p>
      <text:p text:style-name="P20"/>
      <text:p text:style-name="P22">The NEWCOMER PLAYER mentions the fun he had hanging out with good friends he made because THE GAME.</text:p>
      <text:p text:style-name="P22"/>
      <text:p text:style-name="P22"/>
      <text:p text:style-name="P14">INT. INTERVIEW – <text:span text:style-name="T5">Night</text:span></text:p>
      <text:p text:style-name="P14"/>
      <text:p text:style-name="P22">Several different PLAYERS go into detail about the social aspect of THE GAME. The emphasize that they made a lot close friends playing the GAME.</text:p>
      <text:p text:style-name="P22"/>
      <text:p text:style-name="P26">PLAYER X</text:p>
      <text:p text:style-name="P22"><text:tab/><text:tab/><text:tab/><text:tab/><text:tab/>(smirking)</text:p>
      <text:p text:style-name="P22"><text:tab/><text:tab/>---.</text:p>
      <text:p text:style-name="P26"><text:soft-page-break/>PLAYER Y</text:p>
      <text:p text:style-name="P22"><text:tab/><text:tab/><text:tab/><text:tab/><text:tab/>(grinning)</text:p>
      <text:p text:style-name="P22"><text:tab/><text:tab/>---.</text:p>
      <text:p text:style-name="P22"/>
      <text:p text:style-name="P22">PLAYER sitting together and chatting and laughing.</text:p>
      <text:p text:style-name="P22"/>
      <text:p text:style-name="P26">PLAYER Z (V.O.)</text:p>
      <text:p text:style-name="P22"><text:tab/><text:tab/><text:tab/><text:tab/><text:tab/>(content)</text:p>
      <text:p text:style-name="P22"><text:tab/><text:tab/>---.</text:p>
      <text:p text:style-name="P22"/>
      <text:p text:style-name="P27">A FOREIGN PLAYER picks up on the social part and goes deeper. He explains that this is not particularly a local phenomenon but there are multiple local scenes all around Europe and even the world where THE GAME is still being played vividly.</text:p>
      <text:p text:style-name="P27"/>
      <text:p text:style-name="P28">FOREIGN PLAYER</text:p>
      <text:p text:style-name="P23"><text:tab/><text:tab/><text:tab/><text:tab/><text:tab/>(<text:span text:style-name="T6">in subtitles</text:span>)</text:p>
      <text:p text:style-name="P23"><text:tab/><text:tab/><text:span text:style-name="T6">Bonjour, my name is FOREIGN PLAYER, I'm a <text:tab/><text:tab/><text:tab/><text:tab/><text:tab/>PLAYER from –-- but I'm currently residing in <text:tab/><text:tab/><text:tab/><text:tab/>–--</text:span>.</text:p>
      <text:p text:style-name="P27"/>
      <text:p text:style-name="P27">FOREIGN PLAYER picks the question of the INTERVIEWER what he likes about the Vienna community and traveling to events and answers:</text:p>
      <text:p text:style-name="P27"/>
      <text:p text:style-name="P28">FOREIGN PLAYER</text:p>
      <text:p text:style-name="P23"><text:tab/><text:tab/><text:tab/><text:tab/><text:tab/>(<text:span text:style-name="T6">in subtitles</text:span>)</text:p>
      <text:p text:style-name="P23"><text:soft-page-break/><text:tab/><text:tab/><text:span text:style-name="T6">–--</text:span>.</text:p>
      <text:p text:style-name="P27"/>
      <text:p text:style-name="P27">FOREIGN PLAYERs answer perfectly lays out the ground for the next interviewee, SERIOUS PLAYER. He speaks in a more serious fashion as he goes into local rivalries between players.</text:p>
      <text:p text:style-name="P27"/>
      <text:p text:style-name="P28">SERIOUS PLAYER</text:p>
      <text:p text:style-name="P23"><text:tab/><text:tab/><text:tab/><text:tab/><text:tab/>(<text:span text:style-name="T6">ambitiously</text:span>)</text:p>
      <text:p text:style-name="P23"><text:tab/><text:tab/><text:span text:style-name="T6">Myself and PLAYER X are rivals</text:span>. ---</text:p>
      <text:p text:style-name="P23"/>
      <text:p text:style-name="P27"/>
      <text:p text:style-name="P27">INT. THE DOJO – Night</text:p>
      <text:p text:style-name="P27"/>
      <text:p text:style-name="P27">Concentrated faces staring at the glowing screen. The two players do not blink as their fingers move lightning fast. It is competition time. Which player will come out victorious?</text:p>
      <text:p text:style-name="P27"/>
      <text:p text:style-name="P27">The crowd is howling as PLAYER --- throws his head back. <text:span text:style-name="T7">He made a crucial mistake which lost him THE GAME.</text:span></text:p>
      <text:p text:style-name="P27"/>
      <text:p text:style-name="P29"/>
      <text:p text:style-name="P29">INT. THE DOJO BACKROOM – Night</text:p>
      <text:p text:style-name="P29"/>
      <text:p text:style-name="P29">The WINNER is still visibly shaken but happy with his win. WINNER explains the rush and the struggle to maintain composure in the past high pressure tournament <text:soft-page-break/>situation.</text:p>
      <text:p text:style-name="P29"/>
      <text:p text:style-name="P30">WINNER</text:p>
      <text:p text:style-name="P24"><text:tab/><text:tab/><text:tab/><text:tab/><text:tab/>(<text:span text:style-name="T7">relieved</text:span>)</text:p>
      <text:p text:style-name="P24"><text:tab/><text:tab/><text:span text:style-name="T7">I'm very satisfied with my win</text:span>. ---</text:p>
      <text:p text:style-name="P24"/>
      <text:p text:style-name="P29">He widens his eyes as he goes into detail about the set:</text:p>
      <text:p text:style-name="P29"/>
      <text:p text:style-name="P30">WINNER (CONT'D)</text:p>
      <text:p text:style-name="P24"><text:tab/><text:tab/><text:tab/><text:tab/><text:tab/>(<text:span text:style-name="T7">speaking fast</text:span>)</text:p>
      <text:p text:style-name="P24"><text:tab/><text:tab/><text:span text:style-name="T7">It was so hard to</text:span> --- <text:span text:style-name="T7">as --- while ---</text:span></text:p>
      <text:p text:style-name="P24"/>
      <text:p text:style-name="P24"/>
      <text:p text:style-name="P29">INT. THE DOJO – Night</text:p>
      <text:p text:style-name="P24"/>
      <text:p text:style-name="P29">The tournament is over. The competitors have left, only FRIENDS remaining. They seem to be having a good time while final, <text:span text:style-name="T8">eloquently spoken</text:span> words <text:span text:style-name="T8">about the passion for THE GAME set the tone:</text:span></text:p>
      <text:p text:style-name="P29"/>
      <text:p text:style-name="P31"><text:span text:style-name="T8">UNKNOWN PLAYER</text:span></text:p>
      <text:p text:style-name="P25"><text:tab/><text:tab/><text:tab/><text:tab/><text:tab/>(<text:span text:style-name="T8">reminiscent</text:span>)</text:p>
      <text:p text:style-name="P25"><text:tab/><text:tab/>---</text:p>
      <text:p text:style-name="P25"/>
      <text:p text:style-name="P25"/>
      <text:p text:style-name="P25"/>
      <text:p text:style-name="P32">THE END</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fo:break-before="page"/>
      <style:text-properties style:font-name="Courier New" fo:font-size="14pt" officeooo:rsid="0009f70e" officeooo:paragraph-rsid="000c12f0" style:font-size-asian="14pt" style:font-size-complex="14pt"/>
    </style:style>
    <style:page-layout style:name="Mpm1">
      <style:page-layout-properties fo:page-width="8.2681in" fo:page-height="11.6929in" style:num-format="1" style:print-orientation="portrait" fo:margin-top="0.7874in" fo:margin-bottom="1.9098in" fo:margin-left="0.9827in" fo:margin-right="1.0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20:09:00.699612090</meta:creation-date>
    <dc:date>2016-11-08T23:18:51.222112786</dc:date>
    <meta:editing-duration>PT2H24M15S</meta:editing-duration>
    <meta:editing-cycles>10</meta:editing-cycles>
    <meta:generator>LibreOffice/4.2.8.2$Linux_X86_64 LibreOffice_project/420m0$Build-2</meta:generator>
    <meta:document-statistic meta:table-count="0" meta:image-count="0" meta:object-count="0" meta:page-count="8" meta:paragraph-count="93" meta:word-count="735" meta:character-count="4577" meta:non-whitespace-character-count="3805"/>
  </office:meta>
</office:document-meta>
</file>